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 style:list-style-name="L9"/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paragraph-properties fo:margin-top="0in" fo:margin-bottom="0in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 style:list-style-name="L2">
      <style:text-properties fo:font-weight="bold" style:font-weight-asian="bold" style:font-weight-complex="bold"/>
    </style:style>
    <style:style style:name="P7" style:family="paragraph" style:parent-style-name="Standard" style:list-style-name="L3">
      <style:text-properties fo:font-weight="bold" style:font-weight-asian="bold" style:font-weight-complex="bold"/>
    </style:style>
    <style:style style:name="P8" style:family="paragraph" style:parent-style-name="Standard" style:list-style-name="L4">
      <style:text-properties fo:font-weight="bold" style:font-weight-asian="bold" style:font-weight-complex="bold"/>
    </style:style>
    <style:style style:name="P9" style:family="paragraph" style:parent-style-name="Standard" style:list-style-name="L5">
      <style:text-properties fo:font-weight="bold" style:font-weight-asian="bold" style:font-weight-complex="bold"/>
    </style:style>
    <style:style style:name="P10" style:family="paragraph" style:parent-style-name="Standard" style:list-style-name="L6">
      <style:text-properties fo:font-weight="bold" style:font-weight-asian="bold" style:font-weight-complex="bold"/>
    </style:style>
    <style:style style:name="P11" style:family="paragraph" style:parent-style-name="Standard" style:list-style-name="L7">
      <style:text-properties fo:font-weight="bold" style:font-weight-asian="bold" style:font-weight-complex="bold"/>
    </style:style>
    <style:style style:name="P12" style:family="paragraph" style:parent-style-name="Standard" style:list-style-name="L10">
      <style:text-properties fo:font-weight="bold" style:font-weight-asian="bold" style:font-weight-complex="bold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number text:level="1" text:style-name="Numbering_20_Symbols" style:num-suffix=")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MIS6040 Summer 20</text:span><text:bookmark text:name="_GoBack"/><text:span text:style-name="T2">15 HW-1</text:span></text:p>
      <text:list xml:id="list6102806574222470617" text:style-name="L1">
        <text:list-item>
          <text:p text:style-name="P5">Explain criteria of measuring effectiveness of a data communication system in detail.</text:p>
        </text:list-item>
      </text:list>
      <text:p text:style-name="Standard">The effectiveness of any data communications system depends</text:p>
      <text:p text:style-name="Standard">upon the following four fundamental characteristics:</text:p>
      <text:p text:style-name="Standard">3</text:p>
      <text:p text:style-name="Standard">1. Delivery: The data should be delivered to the correct</text:p>
      <text:p text:style-name="Standard">destination and correct user.</text:p>
      <text:p text:style-name="Standard">2. Accuracy: The communication system should deliver the data</text:p>
      <text:p text:style-name="Standard">accurately, without introducing any errors. The data may get</text:p>
      <text:p text:style-name="Standard">corrupted during transmission affecting the accuracy of the</text:p>
      <text:p text:style-name="Standard">delivered data.</text:p>
      <text:p text:style-name="Standard">3. Timeliness: Audio and Video data has to be delivered in a</text:p>
      <text:p text:style-name="Standard">timely manner without any delay; such a data delivery is called</text:p>
      <text:p text:style-name="Standard">real time transmission of data.</text:p>
      <text:p text:style-name="Standard">4.Jitter: It is the variation in the packet arrival time. Uneven Jitter</text:p>
      <text:p text:style-name="Standard">may affect the timeliness of data being transmitted.</text:p>
      <text:p text:style-name="Standard"/>
      <text:p text:style-name="Standard"/>
      <text:list xml:id="list5288360700861677363" text:style-name="L2">
        <text:list-item>
          <text:p text:style-name="P6">Explain 5 components of a data communication system in detail.</text:p>
        </text:list-item>
      </text:list>
      <text:p text:style-name="P13">Fig. Components of a Data Communication System</text:p>
      <text:p text:style-name="P13">1. Message</text:p>
      <text:p text:style-name="P13">Message is the information to be communicated by the sender to</text:p>
      <text:p text:style-name="P13">the receiver.</text:p>
      <text:p text:style-name="P13">2. Sender</text:p>
      <text:p text:style-name="P13">The sender is any device that is capable of sending the data</text:p>
      <text:p text:style-name="P13"><text:soft-page-break/>(message).</text:p>
      <text:p text:style-name="P13">3. Receiver</text:p>
      <text:p text:style-name="P13">The receiver is a device that the sender wants to communicate the</text:p>
      <text:p text:style-name="P13">data (message).</text:p>
      <text:p text:style-name="P13">4. Transmission Medium</text:p>
      <text:p text:style-name="P13">It is the path by which the message travels from sender to receiver.</text:p>
      <text:p text:style-name="P13">It can be wired or wireless and many subtypes in both.</text:p>
      <text:p text:style-name="P13">4</text:p>
      <text:p text:style-name="P13">5. Protocol</text:p>
      <text:p text:style-name="P13">It is an agreed upon set or rules used by the sender and</text:p>
      <text:p text:style-name="P13">receiver to communicate data.</text:p>
      <text:p text:style-name="P13">A protocol is a set of rules that governs data communication.</text:p>
      <text:p text:style-name="P13">A Protocol is a necessity in data communications without</text:p>
      <text:p text:style-name="P13">which the communicating entities are like two persons trying</text:p>
      <text:p text:style-name="P13">to talk to each other in a different language without know the</text:p>
      <text:p text:style-name="P13">other language.</text:p>
      <text:p text:style-name="P13"/>
      <text:list xml:id="list7830243100994101424" text:style-name="L3">
        <text:list-item>
          <text:p text:style-name="P7">Explain data representation in detail.</text:p>
        </text:list-item>
      </text:list>
      <text:p text:style-name="P13">Data is collection of raw facts which is processed to deduce</text:p>
      <text:p text:style-name="P13">information.</text:p>
      <text:p text:style-name="P13">There may be different forms in which data may be represented.</text:p>
      <text:p text:style-name="P13">Some of the forms of data used in communications are as follows:</text:p>
      <text:p text:style-name="P13">1. Text</text:p>
      <text:p text:style-name="P13">Text includes combination of alphabets in small case as well</text:p>
      <text:p text:style-name="P13">as upper case.</text:p>
      <text:p text:style-name="P13"><text:soft-page-break/>It is stored as a pattern of bits. Prevalent encoding system :</text:p>
      <text:p text:style-name="P13">ASCII, Unicode</text:p>
      <text:p text:style-name="P13">2. Numbers</text:p>
      <text:p text:style-name="P13">Numbers include combination of digits from 0 to 9.</text:p>
      <text:p text:style-name="P13">It is stored as a pattern of bits. Prevalent encoding system :</text:p>
      <text:p text:style-name="P13">ASCII, Unicode</text:p>
      <text:p text:style-name="P13">3. Images</text:p>
      <text:p text:style-name="P13">―An image is worth a thousand words‖ is a very famous saying.</text:p>
      <text:p text:style-name="P13">In computers images are digitally stored.</text:p>
      <text:p text:style-name="P13">A Pixel is the smallest element of an image. To put it in simple</text:p>
      <text:p text:style-name="P13">terms, a picture or image is a matrix of pixel elements.</text:p>
      <text:p text:style-name="P13">The pixels are represented in the form of bits. Depending upon</text:p>
      <text:p text:style-name="P13">the type of image (black n white or color) each pixel would</text:p>
      <text:p text:style-name="P13">require different number of bits to represent the value of a pixel.</text:p>
      <text:p text:style-name="P13">The size of an image depends upon the number of pixels (also</text:p>
      <text:p text:style-name="P13">called resolution) and the bit pattern used to indicate the value</text:p>
      <text:p text:style-name="P13">of each pixel.</text:p>
      <text:p text:style-name="P13">Example: if an image is purely black and white (two color) each</text:p>
      <text:p text:style-name="P13">pixel can be represented by a value either 0 or 1, so an image</text:p>
      <text:p text:style-name="P13">made up of 10 x 10 pixel elements would require only 100 bits in</text:p>
      <text:p text:style-name="P13">memory to be stored.</text:p>
      <text:p text:style-name="P13">On the other hand an image that includes gray may require 2</text:p>
      <text:p text:style-name="P13">bits to represent every pixel value (00 - black, 01 – dark gray, 10</text:p>
      <text:p text:style-name="P13">5</text:p>
      <text:p text:style-name="P13">– light gray, 11 –white). So the same 10 x 10 pixel image would</text:p>
      <text:p text:style-name="P13"><text:soft-page-break/>now require 200 bits of memory to be stored.</text:p>
      <text:p text:style-name="P13">Commonly used Image formats : jpg, png, bmp, etc</text:p>
      <text:p text:style-name="P13">4. Audio</text:p>
      <text:p text:style-name="P13">Data can also be in the form of sound which can be recorded</text:p>
      <text:p text:style-name="P13">and broadcasted. Example: What we hear on the radio is a</text:p>
      <text:p text:style-name="P13">source of data or information.</text:p>
      <text:p text:style-name="P13">Audio data is continuous, not discrete.</text:p>
      <text:p text:style-name="P13">5. Video</text:p>
      <text:p text:style-name="P13">Video refers to broadcasting of data in form of picture or movie</text:p>
      <text:list xml:id="list5265881746632000538" text:style-name="L4">
        <text:list-item>
          <text:p text:style-name="P8">Explain types of data flow in detail.</text:p>
        </text:list-item>
      </text:list>
      <text:p text:style-name="P13">wo devices communicate with each other by sending and</text:p>
      <text:p text:style-name="P13">receiving data. The data can flow between the two devices in the</text:p>
      <text:p text:style-name="P13">following ways.</text:p>
      <text:p text:style-name="P13">1. Simplex</text:p>
      <text:p text:style-name="P13">2. Half Duplex</text:p>
      <text:p text:style-name="P13">3. Full Duplex</text:p>
      <text:p text:style-name="P13">1.5.1 Simplex</text:p>
      <text:p text:style-name="P13">Figure: Simplex mode of communication</text:p>
      <text:p text:style-name="P13">In Simplex, communication is unidirectional</text:p>
      <text:p text:style-name="P13">Only one of the devices sends the data and the other one</text:p>
      <text:p text:style-name="P13">only receives the data.</text:p>
      <text:p text:style-name="P13">Example: in the above diagram: a cpu send data while a</text:p>
      <text:p text:style-name="P13">monitor only receives data.</text:p>
      <text:p text:style-name="P13">1.5.2 Half Duplex</text:p>
      <text:p text:style-name="P13">6</text:p>
      <text:p text:style-name="P13"><text:soft-page-break/>Figure: Half Duplex Mode of Communication</text:p>
      <text:p text:style-name="P13">In half duplex both the stations can transmit as well as receive</text:p>
      <text:p text:style-name="P13">but not at the same time.</text:p>
      <text:p text:style-name="P13">When one device is sending other can only receive and vice-</text:p>
      <text:p text:style-name="P13">versa (as shown in figure above.)</text:p>
      <text:p text:style-name="P13">Example: A walkie-talkie.</text:p>
      <text:p text:style-name="P13">1.5.3 Full Duplex</text:p>
      <text:p text:style-name="P13">Figure: Full Duplex Mode of Communication</text:p>
      <text:p text:style-name="P13">In Full duplex mode, both stations can transmit and receive</text:p>
      <text:p text:style-name="P13">at the same time.</text:p>
      <text:p text:style-name="P13">Example: mobile phones</text:p>
      <text:list xml:id="list2545799289959922291" text:style-name="L5">
        <text:list-item>
          <text:p text:style-name="P9">Explain network criteria in detail.</text:p>
        </text:list-item>
      </text:list>
      <text:p text:style-name="P4"/>
      <text:p text:style-name="P4">6) Explain types of physical network topology in detail.</text:p>
      <text:list xml:id="list3044968393461268361" text:style-name="L6">
        <text:list-item>
          <text:p text:style-name="P10">Explain types of switching in detail.</text:p>
        </text:list-item>
      </text:list>
      <text:p text:style-name="P13">13.2 Switching Methods</text:p>
      <text:p text:style-name="P13"> 13.2.1 Circuit Switching</text:p>
      <text:p text:style-name="P13"> 13.2.2Switching Node</text:p>
      <text:p text:style-name="P13"> 13.2.3 Time Division Switching</text:p>
      <text:p text:style-name="P13"> 13.2.4 Packet Switching</text:p>
      <text:p text:style-name="P13"> 13.2.5 Switching Modes</text:p>
      <text:p text:style-name="P4">8) Explain layers in the TCP/IP protocol suite in detail.</text:p>
      <text:p text:style-name="P4">9) Explain layers in the OSI model in detail.</text:p>
      <text:list xml:id="list6961562160865316258" text:style-name="L7">
        <text:list-item>
          <text:p text:style-name="P11">Explain encapsulation and de-capsulation in detail.</text:p>
        </text:list-item>
      </text:list>
      <text:p text:style-name="P2"><text:soft-page-break/>In computer <text:span text:style-name="T1">networking</text:span>, <text:span text:style-name="T1">encapsulation</text:span> is a method of designing modular communication protocols in which logically separate functions in the <text:span text:style-name="T1">network</text:span> are abstracted from their underlying structures by inclusion or information hiding within higher level objects.</text:p>
      <text:list xml:id="list240297043020661026" text:style-name="L9">
        <text:list-item>
          <text:list>
            <text:list-item>
              <text:list>
                <text:list-item>
                  <text:h text:style-name="P1" text:outline-level="3"><text:a xlink:type="simple" xlink:href="http://www.google.com/url?sa=t&amp;rct=j&amp;q=&amp;esrc=s&amp;source=web&amp;cd=3&amp;cad=rja&amp;uact=8&amp;ved=0CCYQFjAC&amp;url=http%3A%2F%2Fen.wikipedia.org%2Fwiki%2FEncapsulation_%2528networking%2529&amp;ei=H-VmVd3OL4ThsATytYGgDA&amp;usg=AFQjCNELsj7jo0W-PJrDKWK7SO5yf9uu_A&amp;bvm=bv.93990622,d.d24" text:style-name="Internet_20_link" text:visited-style-name="Visited_20_Internet_20_Link">Encapsulation (networking) - Wikipedia, the free encyclopedia</text:a></text:h>
                </text:list-item>
              </text:list>
            </text:list-item>
          </text:list>
        </text:list-item>
      </text:list>
      <text:p text:style-name="P3"><text:span text:style-name="Citation">en.wikipedia.org/wiki/</text:span><text:span text:style-name="Citation"><text:span text:style-name="T1">Encapsulation</text:span></text:span><text:span text:style-name="Citation">_(</text:span><text:span text:style-name="Citation"><text:span text:style-name="T1">networking</text:span></text:span><text:span text:style-name="Citation">)</text:span></text:p>
      <text:p text:style-name="P13"/>
      <text:list xml:id="list1869646580868648475" text:style-name="L10">
        <text:list-item>
          <text:p text:style-name="P12">Explain multiplexing and demultiplexing in detail.</text:p>
        </text:list-item>
      </text:list>
      <text:p text:style-name="Standard"><text:span text:style-name="T4">In </text:span><text:a xlink:type="simple" xlink:href="http://en.wikipedia.org/wiki/Telecommunications" text:style-name="Internet_20_link" text:visited-style-name="Visited_20_Internet_20_Link"><text:span text:style-name="T4">telecommunications</text:span></text:a><text:span text:style-name="T4"> and </text:span><text:a xlink:type="simple" xlink:href="http://en.wikipedia.org/wiki/Computer_networks" text:style-name="Internet_20_link" text:visited-style-name="Visited_20_Internet_20_Link"><text:span text:style-name="T4">computer networks</text:span></text:a><text:span text:style-name="T4">, </text:span><text:span text:style-name="T3">multiplexing</text:span><text:span text:style-name="T4"> (sometimes contracted to </text:span><text:span text:style-name="T3">muxing</text:span><text:span text:style-name="T4">) is a method by which multiple analog message signals or digital data streams are combined into one signal over a </text:span><text:a xlink:type="simple" xlink:href="http://en.wikipedia.org/wiki/Shared_medium" text:style-name="Internet_20_link" text:visited-style-name="Visited_20_Internet_20_Link"><text:span text:style-name="T4">shared medium</text:span></text:a><text:span text:style-name="T4">. The aim is to share an expensive resource. For example, in telecommunications, several </text:span><text:a xlink:type="simple" xlink:href="http://en.wikipedia.org/wiki/Telephone_call" text:style-name="Internet_20_link" text:visited-style-name="Visited_20_Internet_20_Link"><text:span text:style-name="T4">telephone calls</text:span></text:a><text:span text:style-name="T4"> may be carried using one wire. </text:span>The multiplexing divides the capacity of the low-level communication channel into several high-level logical channels, one for each message signal or data stream to be transferred. A reverse process, known as demultiplexing, can extract the original channels on the receiver side.</text:p>
      <text:p text:style-name="Standard"/>
      <text:p text:style-name="Standard"><draw:frame draw:style-name="fr1" draw:name="graphics1" text:anchor-type="as-char" svg:width="4.1665in" svg:height="1.2398in" draw:z-index="0"><draw:image xlink:href="http://upload.wikimedia.org/wikipedia/commons/thumb/e/e0/Telephony_multiplexer_system.gif/400px-Telephony_multiplexer_system.gif" xlink:type="simple" xlink:show="embed" xlink:actuate="onLoad"/></draw:frame></text:p>
      <text:p text:style-name="P4">12) Explain addressing in the TCP/IP suite in detail.</text:p>
      <text:p text:style-name="P4">13) Compare TCP/IP protocol suite with OSI model in detai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TW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DejaVu Sans Mono" style:font-size-asian="11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iberation Serif" fo:font-size="14pt" fo:font-weight="bold" style:font-name-asian="Tahoma" style:font-size-asian="14pt" style:font-weight-asian="bold" style:font-name-complex="Tahoma" style:font-size-complex="14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enhunghu</meta:initial-creator>
    <dc:creator>Arthur Buliva</dc:creator>
    <meta:editing-cycles>5</meta:editing-cycles>
    <meta:creation-date>2015-05-22T07:52:00</meta:creation-date>
    <dc:date>2015-05-28T12:56:13</dc:date>
    <meta:editing-duration>PT48M7S</meta:editing-duration>
    <meta:generator>OpenOffice/4.1.1$Unix OpenOffice.org_project/411m6$Build-9775</meta:generator>
    <meta:document-statistic meta:table-count="0" meta:image-count="1" meta:object-count="0" meta:page-count="6" meta:paragraph-count="128" meta:word-count="1023" meta:character-count="5975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